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63088" officeooo:paragraph-rsid="00063088"/>
    </style:style>
    <style:style style:name="P2" style:family="paragraph" style:parent-style-name="Standard">
      <style:text-properties officeooo:rsid="00066c45" officeooo:paragraph-rsid="00066c45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Nimbus Mono L" officeooo:rsid="00068a5a" officeooo:paragraph-rsid="00068a5a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0d8db3" officeooo:paragraph-rsid="000d8db3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1" officeooo:rsid="0009171e" officeooo:paragraph-rsid="0009171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officeooo:rsid="000a8c9c" officeooo:paragraph-rsid="000a8c9c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officeooo:rsid="000b976b" officeooo:paragraph-rsid="000b976b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d8db3" officeooo:paragraph-rsid="000d8db3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0f3e6a" officeooo:paragraph-rsid="000f3e6a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0afb9" officeooo:paragraph-rsid="0010afb9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1903f" officeooo:paragraph-rsid="0011903f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59adc" officeooo:paragraph-rsid="00159adc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60bb6" officeooo:paragraph-rsid="00160bb6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76053" officeooo:paragraph-rsid="00176053" style:font-weight-asian="bold" style:font-weight-complex="bol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68a5a" officeooo:paragraph-rsid="00068a5a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style:text-underline-style="none" fo:font-weight="normal" officeooo:rsid="00160bb6" officeooo:paragraph-rsid="00159ad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1903f" officeooo:paragraph-rsid="0011903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Liberation Serif1" fo:font-style="normal" style:text-underline-style="none" fo:font-weight="normal" officeooo:rsid="00159adc" officeooo:paragraph-rsid="00159ad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9171e" officeooo:paragraph-rsid="0009171e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a8c9c" officeooo:paragraph-rsid="000a8c9c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b976b" officeooo:paragraph-rsid="000b976b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0f3e6a" officeooo:paragraph-rsid="000f3e6a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0afb9" officeooo:paragraph-rsid="0010afb9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60bb6" officeooo:paragraph-rsid="00160bb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style:text-underline-style="none" fo:font-weight="normal" officeooo:rsid="0018efbb" officeooo:paragraph-rsid="00176053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8454" officeooo:paragraph-rsid="00198454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9ea35" officeooo:paragraph-rsid="0019ea35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ab59e" officeooo:paragraph-rsid="001ab59e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0d8db3" officeooo:paragraph-rsid="000d8db3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Nimbus Mono L" fo:font-weight="bold" officeooo:rsid="001ab59e" officeooo:paragraph-rsid="001ab59e" style:font-weight-asian="bold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1b674d" officeooo:paragraph-rsid="001b674d" style:font-weight-asian="bold" style:font-weight-complex="bold"/>
    </style:style>
    <style:style style:name="P35" style:family="paragraph" style:parent-style-name="Standard" style:list-style-name="L1">
      <style:text-properties style:font-name="Liberation Serif1" fo:font-weight="bold" officeooo:rsid="001b674d" officeooo:paragraph-rsid="001b674d" style:font-weight-asian="bold" style:font-weight-complex="bold"/>
    </style:style>
    <style:style style:name="P36" style:family="paragraph" style:parent-style-name="Standard" style:list-style-name="L1">
      <style:text-properties style:font-name="Liberation Serif1" fo:font-weight="bold" officeooo:rsid="001d2f45" officeooo:paragraph-rsid="001d2f45" style:font-weight-asian="bold" style:font-weight-complex="bold"/>
    </style:style>
    <style:style style:name="P37" style:family="paragraph" style:parent-style-name="Standard" style:list-style-name="L1">
      <style:text-properties style:font-name="Liberation Serif1" fo:font-weight="bold" officeooo:rsid="001e13ed" officeooo:paragraph-rsid="001e13ed" style:font-weight-asian="bold" style:font-weight-complex="bold"/>
    </style:style>
    <style:style style:name="P38" style:family="paragraph" style:parent-style-name="Standard">
      <style:text-properties style:font-name="Liberation Serif1" fo:font-weight="bold" officeooo:rsid="001e13ed" officeooo:paragraph-rsid="001e13ed" style:font-weight-asian="bold" style:font-weight-complex="bold"/>
    </style:style>
    <style:style style:name="P39" style:family="paragraph" style:parent-style-name="Standard">
      <style:text-properties style:font-name="Liberation Serif1" fo:font-weight="bold" officeooo:rsid="001fb44b" officeooo:paragraph-rsid="001fb44b" style:font-weight-asian="bold" style:font-weight-complex="bold"/>
    </style:style>
    <style:style style:name="P40" style:family="paragraph" style:parent-style-name="Standard" style:list-style-name="L2">
      <style:text-properties style:font-name="Liberation Serif1" fo:font-weight="bold" officeooo:rsid="001fb44b" officeooo:paragraph-rsid="001fb44b" style:font-weight-asian="bold" style:font-weight-complex="bold"/>
    </style:style>
    <style:style style:name="P41" style:family="paragraph" style:parent-style-name="Standard" style:list-style-name="L3">
      <style:text-properties style:font-name="Liberation Serif1" fo:font-weight="bold" officeooo:rsid="001fb44b" officeooo:paragraph-rsid="001fb44b" style:font-weight-asian="bold" style:font-weight-complex="bold"/>
    </style:style>
    <style:style style:name="P42" style:family="paragraph" style:parent-style-name="Standard" style:list-style-name="L4">
      <style:text-properties style:font-name="Liberation Serif1" fo:font-weight="bold" officeooo:rsid="0020b750" officeooo:paragraph-rsid="0020b750" style:font-weight-asian="bold" style:font-weight-complex="bold"/>
    </style:style>
    <style:style style:name="P43" style:family="paragraph" style:parent-style-name="Standard">
      <style:text-properties style:font-name="Liberation Serif1" fo:font-weight="bold" officeooo:rsid="0020b750" officeooo:paragraph-rsid="0020b750" style:font-weight-asian="bold" style:font-weight-complex="bold"/>
    </style:style>
    <style:style style:name="P44" style:family="paragraph" style:parent-style-name="Standard">
      <style:text-properties style:font-name="Liberation Serif1" fo:font-weight="bold" officeooo:rsid="0021a5e0" officeooo:paragraph-rsid="0021a5e0" style:font-weight-asian="bold" style:font-weight-complex="bold"/>
    </style:style>
    <style:style style:name="P45" style:family="paragraph" style:parent-style-name="Standard" style:list-style-name="L5">
      <style:text-properties style:font-name="Liberation Serif1" fo:font-weight="bold" officeooo:rsid="0021a5e0" officeooo:paragraph-rsid="0021a5e0" style:font-weight-asian="bold" style:font-weight-complex="bold"/>
    </style:style>
    <style:style style:name="P46" style:family="paragraph" style:parent-style-name="Standard" style:list-style-name="L5">
      <style:text-properties style:font-name="Liberation Serif1" fo:font-weight="bold" officeooo:rsid="0022b872" officeooo:paragraph-rsid="0022b872" style:font-weight-asian="bold" style:font-weight-complex="bold"/>
    </style:style>
    <style:style style:name="P47" style:family="paragraph" style:parent-style-name="Standard">
      <style:text-properties style:font-name="Liberation Serif1" fo:font-weight="bold" officeooo:rsid="0022b872" officeooo:paragraph-rsid="0022b872" style:font-weight-asian="bold" style:font-weight-complex="bold"/>
    </style:style>
    <style:style style:name="P48" style:family="paragraph" style:parent-style-name="Standard">
      <style:text-properties style:font-name="Liberation Serif1" fo:font-weight="bold" officeooo:rsid="00239bf4" officeooo:paragraph-rsid="00239bf4" style:font-weight-asian="bold" style:font-weight-complex="bold"/>
    </style:style>
    <style:style style:name="P49" style:family="paragraph" style:parent-style-name="Standard" style:list-style-name="L6">
      <style:text-properties style:font-name="Liberation Serif1" fo:font-weight="bold" officeooo:rsid="0023e695" officeooo:paragraph-rsid="0023e695" style:font-weight-asian="bold" style:font-weight-complex="bold"/>
    </style:style>
    <style:style style:name="P50" style:family="paragraph" style:parent-style-name="Standard">
      <style:text-properties style:font-name="Liberation Serif1" fo:font-weight="bold" officeooo:rsid="0023e695" officeooo:paragraph-rsid="0023e695" style:font-weight-asian="bold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1ab59e" officeooo:paragraph-rsid="001ab59e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1" fo:font-weight="bold" officeooo:rsid="0024b329" officeooo:paragraph-rsid="0024b329" style:font-weight-asian="bold" style:font-weight-complex="bold"/>
    </style:style>
    <style:style style:name="P5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1" fo:font-weight="bold" officeooo:rsid="002626bd" officeooo:paragraph-rsid="002626bd" style:font-weight-asian="bold" style:font-weight-complex="bold"/>
    </style:style>
    <style:style style:name="P5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626bd" officeooo:paragraph-rsid="002626bd"/>
    </style:style>
    <style:style style:name="P5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paragraph-rsid="002626bd"/>
    </style:style>
    <style:style style:name="P5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02d1" officeooo:paragraph-rsid="002802d1"/>
    </style:style>
    <style:style style:name="P57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81831" officeooo:paragraph-rsid="00281831"/>
    </style:style>
    <style:style style:name="P58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92456" officeooo:paragraph-rsid="00292456"/>
    </style:style>
    <style:style style:name="P59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a2c3d" officeooo:paragraph-rsid="002a2c3d"/>
    </style:style>
    <style:style style:name="P60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9e8a" officeooo:paragraph-rsid="002d9e8a"/>
    </style:style>
    <style:style style:name="P61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d87c" officeooo:paragraph-rsid="002dd87c"/>
    </style:style>
    <style:style style:name="P62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df5a9" officeooo:paragraph-rsid="002df5a9"/>
    </style:style>
    <style:style style:name="P63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e71f5" officeooo:paragraph-rsid="002e71f5"/>
    </style:style>
    <style:style style:name="P64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2ef830" officeooo:paragraph-rsid="002ef830"/>
    </style:style>
    <style:style style:name="P65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34d4" officeooo:paragraph-rsid="003034d4"/>
    </style:style>
    <style:style style:name="P66" style:family="paragraph" style:parent-style-name="Table_20_Contents" style:list-style-name="L7">
      <loext:graphic-properties draw:fill="none" draw:fill-color="#ffffff" draw:opacity="100%"/>
      <style:paragraph-properties fo:background-color="transparent"/>
      <style:text-properties officeooo:rsid="00309f4d" officeooo:paragraph-rsid="00309f4d"/>
    </style:style>
    <style:style style:name="P67" style:family="paragraph" style:parent-style-name="Table_20_Contents">
      <loext:graphic-properties draw:fill="none" draw:fill-color="#ffffff" draw:opacity="100%"/>
      <style:paragraph-properties fo:background-color="transparent"/>
      <style:text-properties officeooo:rsid="00309f4d" officeooo:paragraph-rsid="00309f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a5a" style:font-weight-asian="normal" style:font-weight-complex="normal"/>
    </style:style>
    <style:style style:name="T4" style:family="text">
      <style:text-properties fo:font-weight="normal" officeooo:rsid="0007d92f" style:font-weight-asian="normal" style:font-weight-complex="normal"/>
    </style:style>
    <style:style style:name="T5" style:family="text">
      <style:text-properties fo:font-weight="normal" officeooo:rsid="00260349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8efb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2b87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style:text-underline-style="none" fo:font-weight="normal" officeooo:rsid="002626bd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Liberation Serif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fo:color="#6666ff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6666ff" style:font-name="Liberation Serif1" fo:font-style="normal" style:text-underline-style="none" fo:font-weight="normal" officeooo:rsid="00292456" style:font-style-asian="normal" style:font-weight-asian="normal" style:font-style-complex="normal" style:font-weight-complex="normal"/>
    </style:style>
    <style:style style:name="T23" style:family="text">
      <style:text-properties fo:color="#6666ff" style:font-name="Liberation Serif1" fo:font-style="normal" style:text-underline-style="none" fo:font-weight="normal" officeooo:rsid="002a2c3d" style:font-style-asian="normal" style:font-weight-asian="normal" style:font-style-complex="normal" style:font-weight-complex="normal"/>
    </style:style>
    <style:style style:name="T24" style:family="text">
      <style:text-properties fo:color="#6666ff" style:font-name="Liberation Serif1" fo:font-style="normal" style:text-underline-style="none" fo:font-weight="normal" officeooo:rsid="002ba1d9" style:font-style-asian="normal" style:font-weight-asian="normal" style:font-style-complex="normal" style:font-weight-complex="normal"/>
    </style:style>
    <style:style style:name="T25" style:family="text">
      <style:text-properties fo:color="#6666ff" style:font-name="Liberation Serif1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ição do IPI → por <text:span text:style-name="T1">lei</text:span><text:span text:style-name="T2">.</text:span></text:p>
      <text:p text:style-name="P2"><text:span text:style-name="T2">Alteração de alíquotas → por </text:span><text:span text:style-name="T1">decreto</text:span><text:span text:style-name="T2">, </text:span><text:span text:style-name="T4">mas </text:span><text:span text:style-name="T2">deve obedecer </text:span><text:span text:style-name="T3">as </text:span><text:span text:style-name="T2">limitações:</text:span></text:p>
      <text:p text:style-name="P3"><text:span text:style-name="T2">Decreto-Lei 1.199/71, Art. 4º O </text:span><text:span text:style-name="T1">Poder Executivo</text:span><text:span text:style-name="T2">, em relação ao IPI, quando se torne necessário atingir os objetivos da política econômica governamental, mantida a seletividade em função da essencialidade do produto, ou, ainda, para corrigir distorções, fica autorizado a:</text:span></text:p>
      <text:p text:style-name="P3"><text:span text:style-name="T2">I – </text:span><text:span text:style-name="T1">reduzir alíquotas até 0</text:span><text:span text:style-name="T2">;</text:span></text:p>
      <text:p text:style-name="P3"><text:span text:style-name="T2">II –</text:span><text:span text:style-name="T1"> majorar alíquotas, acrescentando até 30 unidades ao percentual de incidência</text:span><text:span text:style-name="T2"> </text:span><text:span text:style-name="T1">fixado na lei</text:span><text:span text:style-name="T2">;</text:span></text:p>
      <text:p text:style-name="P3"><text:span text:style-name="T2">III – a </text:span><text:span text:style-name="T1">alterar a base de cálculo</text:span><text:span text:style-name="T2"> em relação a determinados produtos, podendo, para esse fim, fixar-lhes </text:span><text:span text:style-name="T1">valor tributável mínimo</text:span><text:span text:style-name="T2">.</text:span></text:p>
      <text:p text:style-name="P17"/>
      <text:p text:style-name="P7"><text:span text:style-name="T2">O IPI é um tributo </text:span><text:span text:style-name="T1">real</text:span><text:span text:style-name="T2"> (incide sobre “coisas”) – ou seja, desconsidera as características pessoais dos contribuintes.</text:span></text:p>
      <text:p text:style-name="P22"/>
      <text:p text:style-name="P8"><text:span text:style-name="T2">O IPI é um tributo </text:span><text:span text:style-name="T1">seletivo</text:span><text:span text:style-name="T2"> em função da essencialidade dos produtos, de forma que a incidência do IPI é graduada conforme a </text:span><text:span text:style-name="T1">capacidade contributiva</text:span><text:span text:style-name="T2"> de cada um.</text:span></text:p>
      <text:p text:style-name="P23"/>
      <text:p text:style-name="P9"><text:span text:style-name="T2">O IPI é </text:span><text:span text:style-name="T1">não cumulativo</text:span><text:span text:style-name="T2">.</text:span></text:p>
      <text:p text:style-name="P24"/>
      <text:p text:style-name="P9"><text:span text:style-name="T2">No sistema de compensação de débitos e créditos do IPI, caso se verifique saldo </text:span><text:span text:style-name="T1">credor</text:span><text:span text:style-name="T2"> (volume de compras supera volume de vendas), é </text:span><text:span text:style-name="T1">permitido</text:span><text:span text:style-name="T2"> transferir esses créditos para períodos de apuração subsequentes.</text:span></text:p>
      <text:p text:style-name="P24"/>
      <text:p text:style-name="P9"><text:span text:style-name="T2">A </text:span><text:span text:style-name="T1">não incidência</text:span><text:span text:style-name="T2"> do IPI pode ocorrer de três formas:</text:span></text:p>
      <text:p text:style-name="P24">1. A pessoa política não faz uso da competência tributária. Ex.: União decide não tributar moedas, embora pudesse fazê-lo.</text:p>
      <text:p text:style-name="P24">2. A pessoa política não tem competência tributária para determinar certas situações fáticas como hipótese de incidência. Ex.: não incide IPI sobre petróleo bruto, visto que este não é industrializado.</text:p>
      <text:p text:style-name="P9"><text:span text:style-name="T2">3. A pessoa política é inibida pela CF de prever determinada situação fática como hipótese de incidência (</text:span><text:span text:style-name="T1">imunidade tributária</text:span><text:span text:style-name="T2">). Ex.: CF dispõe que não incide IPI sobre o outro definido em lei como ativo financeiro.</text:span></text:p>
      <text:p text:style-name="P24"/>
      <text:p text:style-name="P10">Imunidades sobre o IPI<text:span text:style-name="T2">:</text:span></text:p>
      <text:p text:style-name="P4"><text:span text:style-name="T2">RIPI, Art. 18. São </text:span>imunes<text:span text:style-name="T2"> incidência do IPI:</text:span></text:p>
      <text:p text:style-name="P18">I – os livros, jornais, periódicos e o papel destinado à sua impressão;</text:p>
      <text:p text:style-name="P18">II – os produtos industrializados destinados ao exterior;</text:p>
      <text:p text:style-name="P18">III – o ouro, quando definido como ativo financeiro ou instrumento cambial; e</text:p>
      <text:p text:style-name="P18">IV – a energia elétrica, derivados de petróleo, combustíveis e minerais do País.</text:p>
      <text:p text:style-name="P32"/>
      <text:p text:style-name="P11"><text:span text:style-name="T2">A imunidade sobre livros, jornais e periódicos é </text:span>absoluta<text:span text:style-name="T2">. Aquela sobre o papel não, pois está condicionada ao papel destinado à impressão dos livros, jornais e periódicos.</text:span></text:p>
      <text:p text:style-name="P25"/>
      <text:p text:style-name="P12"><text:soft-page-break/><text:span text:style-name="T2">A </text:span>destinação do produto<text:span text:style-name="T2"> ao exterior, para fins de imunidade do IPI, será comprovada com a sua </text:span>saída do território nacional<text:span text:style-name="T2">.</text:span></text:p>
      <text:p text:style-name="P26"/>
      <text:p text:style-name="P13"><text:span text:style-name="T2">Mas há situações em que se considera efetivada a exportação </text:span>sem que tenha ocorrido sua saída<text:span text:style-name="T2"> do território nacional. Isso só é permitido quando o pagamento for efetivado em </text:span>moeda nacional ou estrangeira de livre conversibilidade<text:span text:style-name="T2"> e a venda for realizada para:</text:span></text:p>
      <text:p text:style-name="P5"><text:span text:style-name="T2">I – </text:span>empresa<text:span text:style-name="T2"> sediada no exterior, para ser usado </text:span><text:span text:style-name="T6">exclusivamente</text:span><text:span text:style-name="T8"> nas atividades de </text:span><text:span text:style-name="T9">pesquisa ou lavra de jazidas de petróleo e de gás natural</text:span><text:span text:style-name="T11">, ainda que a utilização se faça por terceiro sediado no País;</text:span></text:p>
      <text:p text:style-name="P5"><text:span text:style-name="T11">II – </text:span><text:span text:style-name="T14">empresa</text:span><text:span text:style-name="T11"> sediada no exterior, para ser </text:span><text:span text:style-name="T7">totalmente</text:span><text:span text:style-name="T11"> incorporado a produto final exportado para o Brasil;</text:span></text:p>
      <text:p text:style-name="P5"><text:span text:style-name="T11">III – </text:span><text:span text:style-name="T14">órgão ou entidade de governo estrangeiro</text:span><text:span text:style-name="T11"> ou organismo internacional de que o Brasil seja membro, para ser entregue, no País, à ordem do comprador.</text:span></text:p>
      <text:p text:style-name="P20"/>
      <text:p text:style-name="P14"><text:span text:style-name="T11">Também está imune o produto exportado </text:span><text:span text:style-name="T14">sem saída do território nacional</text:span><text:span text:style-name="T11"> para ser:</text:span></text:p>
      <text:p text:style-name="P6"><text:span text:style-name="T11">I – totalmente incorporado a bem que se encontre no País, de propriedade do </text:span><text:span text:style-name="T9">comprador estrangeiro</text:span><text:span text:style-name="T11">, inclusive em regime de admissão temporária sob a responsabilidade de terceiro;</text:span></text:p>
      <text:p text:style-name="P6"><text:span text:style-name="T11">II – entregue a órgão da Administração (U, E, DF, M) em </text:span><text:span text:style-name="T9">licitação internacional</text:span><text:span text:style-name="T11">;</text:span></text:p>
      <text:p text:style-name="P6"><text:span text:style-name="T11">III – entregue, em consignação, a </text:span><text:span text:style-name="T9">empresa nacional</text:span><text:span text:style-name="T11"> autorizada a operar em regime de </text:span><text:span text:style-name="T9">Loja Franca</text:span><text:span text:style-name="T11">;</text:span></text:p>
      <text:p text:style-name="P6"><text:span text:style-name="T11">IV – entregue, no País, a subsidiária ou coligada, para </text:span><text:span text:style-name="T9">distribuição de brinde a fornecedores e clientes</text:span><text:span text:style-name="T11">;</text:span></text:p>
      <text:p text:style-name="P6"><text:span text:style-name="T11">V – entregue a terceiro, no País, em substituição de produto anteriormente exportado e que tenha se mostrado, <text:s/></text:span><text:span text:style-name="T9">após o despacho aduaneiro de importação</text:span><text:span text:style-name="T11">, </text:span><text:span text:style-name="T7">defeituoso ou imprestável</text:span><text:span text:style-name="T11"> para o fim a que se destinava;</text:span></text:p>
      <text:p text:style-name="P21">VI – entregue, no País, a missão diplomática, repartição consular de caráter permanente ou organismo internacional de que o Brasil seja membro, ou a seu integrante, estrangeiro; e</text:p>
      <text:p text:style-name="P21">VII – entregue, no País, para ser incorporado a plataforma de pesquisa e lavra de jazidas de petróleo e gás natural em construção ou conversão contratada por empresa sediada no exterior, ou a seus módulos.</text:p>
      <text:p text:style-name="P19"/>
      <text:p text:style-name="P15"><text:span text:style-name="T11">Nesses casos em que a exportação ocorre </text:span><text:span text:style-name="T14">sem</text:span><text:span text:style-name="T11"> a saída do produto do território nacional, se o pagamento for </text:span><text:span text:style-name="T14">a prazo ou à prestação</text:span><text:span text:style-name="T11">, os efeitos </text:span><text:span text:style-name="T14">fiscais e cambiais</text:span><text:span text:style-name="T11">, quando reconhecidos pela legislação vigente, serão produzidos </text:span><text:span text:style-name="T14">no momento da contratação</text:span><text:span text:style-name="T11">, sob condição resolutória, aperfeiçoando-se pelo recebimento integral em moeda de livre conversibilidade.</text:span></text:p>
      <text:p text:style-name="P27"/>
      <text:p text:style-name="P16"><text:span text:style-name="T11">STF: tanto a </text:span><text:span text:style-name="T9">imunidade recíproca</text:span><text:span text:style-name="T11"> quanto a aplicável aos </text:span><text:span text:style-name="T9">partidos políticos, entidades sindicais e instituições de educação e assistência social</text:span><text:span text:style-name="T11"> gozam de </text:span><text:span text:style-name="T14">imunidade do IPI e II quando importam mercadorias do exterior</text:span><text:span text:style-name="T11">. </text:span><text:span text:style-name="T12">Há identidade entre contribuinte de direito e contribuinte de fato.</text:span></text:p>
      <text:p text:style-name="P28"/>
      <text:p text:style-name="P29"><text:span text:style-name="T12">O </text:span><text:span text:style-name="T11">IPI terá reduzido seu impacto sobre a </text:span><text:span text:style-name="T14">aquisição de bens de capital</text:span><text:span text:style-name="T11"> pelo contribuinte do imposto, na forma da </text:span><text:span text:style-name="T14">lei</text:span><text:span text:style-name="T11">.</text:span></text:p>
      <text:p text:style-name="P29"><text:span text:style-name="T11"/></text:p>
      <text:p text:style-name="P30"><text:span text:style-name="T14">Aeronaves militares</text:span><text:span text:style-name="T11"> possuem </text:span><text:span text:style-name="T10">isenção</text:span><text:span text:style-name="T11"> de IPI.</text:span></text:p>
      <text:p text:style-name="P30"><text:span text:style-name="T11"/></text:p>
      <text:p text:style-name="P31"><text:span text:style-name="T14">Industrialização</text:span><text:span text:style-name="T11">:</text:span></text:p>
      <text:p text:style-name="P51"><text:span text:style-name="T11">CTN, Art. 46, Parágrafo único. Considera-se industrializado o produto que tenha sido submetido a </text:span><text:span text:style-name="T14">qualquer operação que lhe </text:span><text:soft-page-break/><text:span text:style-name="T14">modifique a natureza ou a finalidade, ou o aperfeiçoe para o consumo</text:span><text:span text:style-name="T11">.</text:span></text:p>
      <text:p text:style-name="P33"><text:span text:style-name="T11"/></text:p>
      <text:p text:style-name="P34"><text:span text:style-name="T11">Pelo RIPI:</text:span></text:p>
      <text:list xml:id="list1035408960312160974" text:style-name="L1">
        <text:list-item>
          <text:p text:style-name="P35"><text:span text:style-name="T11">produto industrializado é todo aquele resultante de qualquer operação de industrialização, </text:span><text:span text:style-name="T14">ainda que esta industrialização seja incompleta, parcial ou intermediária</text:span><text:span text:style-name="T11">;</text:span></text:p>
        </text:list-item>
        <text:list-item>
          <text:p text:style-name="P35"><text:span text:style-name="T11">a caracterização da operação como industrialização </text:span><text:span text:style-name="T14">independe</text:span><text:span text:style-name="T11"> do processo usado para obtenção do produto, bem como da localização e das condições das instalações e dos equipamentos empregados no processo;</text:span></text:p>
        </text:list-item>
        <text:list-item>
          <text:p text:style-name="P36"><text:span text:style-name="T11">industrialização é qualquer operação que modifique a natureza, o funcionamento, o acabamento, a apresentação ou a finalidade do produto, ou o aperfeiçoe para consumo;</text:span></text:p>
        </text:list-item>
        <text:list-item>
          <text:p text:style-name="P37"><text:span text:style-name="T11">operações de industrialização:</text:span></text:p>
          <text:list>
            <text:list-item>
              <text:p text:style-name="P37"><text:span text:style-name="T11">transformação;</text:span></text:p>
            </text:list-item>
            <text:list-item>
              <text:p text:style-name="P37"><text:span text:style-name="T11">beneficiamento;</text:span></text:p>
            </text:list-item>
            <text:list-item>
              <text:p text:style-name="P37"><text:span text:style-name="T11">montagem;</text:span></text:p>
            </text:list-item>
            <text:list-item>
              <text:p text:style-name="P37"><text:span text:style-name="T11">acondicionamento ou reacondicionamento;</text:span></text:p>
            </text:list-item>
            <text:list-item>
              <text:p text:style-name="P37"><text:span text:style-name="T11">renovação ou recondicionamento.</text:span></text:p>
            </text:list-item>
          </text:list>
        </text:list-item>
      </text:list>
      <text:p text:style-name="P38"><text:span text:style-name="T11"/></text:p>
      <text:p text:style-name="P39"><text:span text:style-name="T11">Operação de industrialização – </text:span><text:span text:style-name="T14">transformação</text:span><text:span text:style-name="T11">:</text:span></text:p>
      <text:list xml:id="list2619275184671268011" text:style-name="L2">
        <text:list-item>
          <text:p text:style-name="P40"><text:span text:style-name="T11">exercida sobre matérias-primas ou produtos intermediários;</text:span></text:p>
        </text:list-item>
        <text:list-item>
          <text:p text:style-name="P40"><text:span text:style-name="T11">obtenção de </text:span><text:span text:style-name="T9">espécie nova</text:span><text:span text:style-name="T11">.</text:span></text:p>
        </text:list-item>
      </text:list>
      <text:p text:style-name="P39"><text:span text:style-name="T11"/></text:p>
      <text:p text:style-name="P39"><text:span text:style-name="T11">Operação de industrialização – </text:span><text:span text:style-name="T14">beneficiamento</text:span><text:span text:style-name="T11">:</text:span></text:p>
      <text:list xml:id="list2458336054970232340" text:style-name="L3">
        <text:list-item>
          <text:p text:style-name="P41"><text:span text:style-name="T11">é modificar, aperfeiçoar, ou alterar funcionamento, uso, acabamento ou aparência do produto;</text:span></text:p>
        </text:list-item>
        <text:list-item>
          <text:p text:style-name="P41"><text:span text:style-name="T11">alterar a aparência </text:span><text:span text:style-name="T14">não</text:span><text:span text:style-name="T11"> significa meramente colocar ou substituir embalagem (isso é reacondicionamento!).</text:span></text:p>
        </text:list-item>
      </text:list>
      <text:p text:style-name="P39"><text:span text:style-name="T11"/></text:p>
      <text:p text:style-name="P39"><text:span text:style-name="T11">Operação de industrialização – </text:span><text:span text:style-name="T14">montagem</text:span><text:span text:style-name="T11">:</text:span></text:p>
      <text:list xml:id="list3778162611943244026" text:style-name="L4">
        <text:list-item>
          <text:p text:style-name="P42"><text:span text:style-name="T11">reunião de produtos, peças ou partes, que resulta em </text:span><text:span text:style-name="T9">novo produto</text:span><text:span text:style-name="T11"> ou </text:span><text:span text:style-name="T9">unidade autônoma</text:span><text:span text:style-name="T11">, </text:span><text:span text:style-name="T14">ainda que sob a mesma classificação fiscal</text:span><text:span text:style-name="T11">.</text:span></text:p>
        </text:list-item>
      </text:list>
      <text:p text:style-name="P43"><text:span text:style-name="T11"/></text:p>
      <text:p text:style-name="P44"><text:span text:style-name="T11">Operação de industrialização – </text:span><text:span text:style-name="T14">acondicionamento ou reacondicionamento</text:span><text:span text:style-name="T11">:</text:span></text:p>
      <text:list xml:id="list1036738814368066228" text:style-name="L5">
        <text:list-item>
          <text:p text:style-name="P45"><text:span text:style-name="T11">alterar apresentação do produto, pela colocação de embalagem, </text:span><text:span text:style-name="T9">com objetivo de alcançar o consumidor final</text:span><text:span text:style-name="T11">;</text:span></text:p>
        </text:list-item>
        <text:list-item>
          <text:p text:style-name="P45"><text:span text:style-name="T11">quando a colocação ou substituição de embalagem se destinar apenas ao </text:span><text:span text:style-name="T9">transporte</text:span><text:span text:style-name="T11"> da mercadoria, </text:span><text:span text:style-name="T14">não</text:span><text:span text:style-name="T11"> há qualquer operação de industrialização. </text:span><text:span text:style-name="T13">Para ser apenas para transporte, deverá obedecer cumulativamente aos requisitos a seguir:</text:span></text:p>
          <text:list>
            <text:list-item>
              <text:p text:style-name="P46"><text:span text:style-name="T11">ser feito em caixas, caixotes, engradados, barricas, latas, tambores, sacos, embrulhos e semelhantes, sem acabamento e rotulagem de função promocional e que não objetive valorizar o produto em razão da qualidade do material nele empregado, da perfeição do seu acabamento ou da sua utilidade adicional; e</text:span></text:p>
            </text:list-item>
            <text:list-item>
              <text:p text:style-name="P46"><text:span text:style-name="T11">ter capacidade acima de 20kg ou superior àquela em que o produto é comumente vendido, <text:s/>no varejo, aos consumidores;</text:span></text:p>
            </text:list-item>
          </text:list>
        </text:list-item>
        <text:list-item>
          <text:p text:style-name="P46"><text:span text:style-name="T14">não</text:span><text:span text:style-name="T11"> se considera embalagem nos casos em que a natureza do acondicionamento e as características do rótulo atendam, apenas, exigências técnicas ou outras constantes de leis e de atos administrativos.</text:span></text:p>
        </text:list-item>
      </text:list>
      <text:p text:style-name="P47"><text:soft-page-break/><text:span text:style-name="T11"/></text:p>
      <text:p text:style-name="P48"><text:span text:style-name="T11">Operação de industrialização – </text:span><text:span text:style-name="T14">renovação ou recondicionamento</text:span><text:span text:style-name="T11">:</text:span></text:p>
      <text:list xml:id="list4752304332319241448" text:style-name="L6">
        <text:list-item>
          <text:p text:style-name="P49"><text:span text:style-name="T11">exercida sobre </text:span><text:span text:style-name="T9">produto usado</text:span><text:span text:style-name="T11"> ou </text:span><text:span text:style-name="T9">parte remanscente de produto deteriorado ou inutilizado</text:span><text:span text:style-name="T11">, renovando-o ou restaurando-o para uso.</text:span></text:p>
        </text:list-item>
      </text:list>
      <text:p text:style-name="P50"><text:span text:style-name="T11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2">Transformação → <text:span text:style-name="T2">matérias-primas que resultam em novo produto.</text:span></text:p>
            <text:p text:style-name="P52">Beneficiamento<text:span text:style-name="T2"> → mudar aparência, uso ou funcionamento.</text:span></text:p>
            <text:p text:style-name="P52">Montagem<text:span text:style-name="T2"> → reunião de peças e partes que resultam em novo produto ou unidade autônoma.</text:span></text:p>
            <text:p text:style-name="P52">Acondicionamento<text:span text:style-name="T2"> → colocar embalagens para atrair consumidores.</text:span></text:p>
            <text:p text:style-name="P52">Renovação<text:span text:style-name="T2"> → renovar/restaurar produto usado ou parte de produto deteriorado </text:span><text:span text:style-name="T5">ou inutilizado.</text:span></text:p>
          </table:table-cell>
        </table:table-row>
      </table:table>
      <text:p text:style-name="P50"><text:span text:style-name="T11"/></text:p>
      <text:p text:style-name="P53">Não se considera industrialização<text:span text:style-name="T2">:</text:span></text:p>
      <text:list xml:id="list487284558929116012" text:style-name="L7">
        <text:list-item>
          <text:p text:style-name="P55"><text:span text:style-name="T16">preparar produtos alimentares sem colocar embalagem de apresentação:</text:span></text:p>
          <text:list>
            <text:list-item>
              <text:p text:style-name="P54"><text:span text:style-name="T15">na casa do preparador ou em restaurantes, bares, …, desde que os produtos se destinem à</text:span><text:span text:style-name="T19"> </text:span><text:span text:style-name="T20">venda direta ao consumidor</text:span><text:span text:style-name="T15">; ou</text:span></text:p>
            </text:list-item>
            <text:list-item>
              <text:p text:style-name="P54"><text:span text:style-name="T15">em cozinhas industriais, quando destinados à </text:span><text:span text:style-name="T20">venda direta a PJ e outras entidades</text:span><text:span text:style-name="T15">, para consumo de seus funcionários, empregados ou dirigentes;</text:span></text:p>
            </text:list-item>
          </text:list>
        </text:list-item>
        <text:list-item>
          <text:p text:style-name="P56"><text:span text:style-name="T15">preparar refrigerante por meio de máquinas (automáticas ou não) em restaurantes, bares, …, para </text:span><text:span text:style-name="T20">venda direta ao consumidor</text:span><text:span text:style-name="T15">;</text:span></text:p>
        </text:list-item>
        <text:list-item>
          <text:p text:style-name="P57"><text:span text:style-name="T15">confecção ou preparo de produto de artesanato </text:span><text:span text:style-name="T22">(</text:span><text:span text:style-name="T23">artesanato = </text:span><text:span text:style-name="T22">trabalho não conta com auxílio de assalariados e o produto deve ser vendido diretamente ao consumidor ou por meio de entidade do qual o artesão faça parte)</text:span><text:span text:style-name="T15">;</text:span></text:p>
        </text:list-item>
        <text:list-item>
          <text:p text:style-name="P58"><text:span text:style-name="T15">confecção de vestuário, por </text:span><text:span text:style-name="T18">encomenda direta do consumidor</text:span><text:span text:style-name="T15">, em oficina ou na residência do confeccionador;</text:span></text:p>
        </text:list-item>
        <text:list-item>
          <text:p text:style-name="P59"><text:span text:style-name="T15">preparo de produto, por </text:span><text:span text:style-name="T18">encomenda direta do consumidor</text:span><text:span text:style-name="T15">, na residência do preparador ou em oficina </text:span><text:span text:style-name="T21">(oficina = emprega até 5 operários e força motriz até 5 kW)</text:span><text:span text:style-name="T15"> , desde que, em qualquer caso, seja preponderante </text:span><text:span text:style-name="T24">(&gt;= 60%)</text:span><text:span text:style-name="T15"> o trabalho profissional;</text:span></text:p>
        </text:list-item>
        <text:list-item>
          <text:p text:style-name="P60"><text:span text:style-name="T15">manipulação em farmácia, para </text:span><text:span text:style-name="T18">venda direta ao consumidor</text:span><text:span text:style-name="T15">, de medicamentos oficinais e magistrais, </text:span><text:span text:style-name="T17">mediante receita médica</text:span><text:span text:style-name="T15">;</text:span></text:p>
        </text:list-item>
        <text:list-item>
          <text:p text:style-name="P61"><text:span text:style-name="T15">moagem de café torrado por varejista, mas apenas como atividade acessória;</text:span></text:p>
        </text:list-item>
        <text:list-item>
          <text:p text:style-name="P62"><text:span text:style-name="T15">operação, </text:span><text:span text:style-name="T19">fora do estabelecimento industrial,</text:span><text:span text:style-name="T15"> consistente na reunião de produtos, peças ou partes e de que resulte:</text:span></text:p>
          <text:list>
            <text:list-item>
              <text:p text:style-name="P62"><text:span text:style-name="T15">edificação;</text:span></text:p>
            </text:list-item>
            <text:list-item>
              <text:p text:style-name="P62"><text:span text:style-name="T15">oleodutos, hidrelétricas, torres de refrigeração, estações e centrais telefônicas, …;</text:span></text:p>
            </text:list-item>
            <text:list-item>
              <text:p text:style-name="P62"><text:span text:style-name="T15">fixação de unidades ou complexos industriais ao solo;</text:span></text:p>
            </text:list-item>
          </text:list>
        </text:list-item>
        <text:list-item>
          <text:p text:style-name="P62"><text:span text:style-name="T15">montagem de óculos, </text:span><text:span text:style-name="T17">mediante receita médica</text:span><text:span text:style-name="T15"> </text:span><text:span text:style-name="T21">(mas fabricação das partes e peças </text:span><text:span text:style-name="T25">é</text:span><text:span text:style-name="T21"> industrialização!)</text:span><text:span text:style-name="T15">;</text:span></text:p>
        </text:list-item>
        <text:list-item>
          <text:p text:style-name="P63"><text:span text:style-name="T15">acondicionamento de “produtos alimentícios e bebidas” </text:span><text:span text:style-name="T19">adquiridos de terceiros </text:span><text:span text:style-name="T15">em “cestas de natal” e semelhantes;</text:span></text:p>
        </text:list-item>
        <text:list-item>
          <text:p text:style-name="P64"><text:span text:style-name="T15">renovação ou recondicionamento que se destinem a:</text:span></text:p>
          <text:list>
            <text:list-item>
              <text:p text:style-name="P64"><text:span text:style-name="T15">uso da própria empresa executora do conserto; ou</text:span></text:p>
            </text:list-item>
            <text:list-item>
              <text:p text:style-name="P64"><text:span text:style-name="T15">encomenda de terceiros não estabelecidos com o comércio desses produtos;</text:span></text:p>
            </text:list-item>
          </text:list>
        </text:list-item>
        <text:list-item>
          <text:p text:style-name="P65"><text:span text:style-name="T15">reparo de produtos com defeito de fabricação </text:span><text:span text:style-name="T19">quando a operação for executada gratuitamente</text:span><text:span text:style-name="T15">, ainda que por concessionários ou representantes, <text:s/></text:span><text:span text:style-name="T19">em virtude de garantia dada pelo fabricante</text:span><text:span text:style-name="T15">;</text:span></text:p>
        </text:list-item>
        <text:list-item>
          <text:p text:style-name="P66"><text:span text:style-name="T15">restauração de sacos usados, executada por processo rudimentar, ainda que com emprego de máquinas de costura;</text:span></text:p>
        </text:list-item>
        <text:list-item>
          <text:p text:style-name="P66"><text:soft-page-break/><text:span text:style-name="T15">mistura de tintas entre si, ou com concentrados de pigmentos, sob </text:span><text:span text:style-name="T18">encomenda direta do consumidor</text:span><text:span text:style-name="T15">, realizada em estabelecimento comercial </text:span><text:span text:style-name="T19">do varejista</text:span><text:span text:style-name="T15">, efetuada por máquina manual ou automática, </text:span><text:span text:style-name="T19">desde que fabricante e varejista não sejam empresas interdependentes, controladora, controlada ou coligadas</text:span><text:span text:style-name="T15">; e</text:span></text:p>
        </text:list-item>
        <text:list-item>
          <text:p text:style-name="P66"><text:span text:style-name="T15">operação de que resulte tabaco, </text:span><text:span text:style-name="T19">quando exercida por produtor rural PF</text:span><text:span text:style-name="T15">.</text:span></text:p>
        </text:list-item>
      </text:list>
      <text:p text:style-name="P67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088" officeooo:paragraph-rsid="000630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IPI: incidência, industrialização, conceito, características e modalidades de industrialização, exclusões, redução e majoração, <text:s/>classificação de prod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6:55:17.836250632</meta:creation-date>
    <dc:date>2018-01-31T17:11:35.880743114</dc:date>
    <meta:editing-duration>PT2H9M10S</meta:editing-duration>
    <meta:editing-cycles>46</meta:editing-cycles>
    <meta:generator>LibreOffice/5.2.7.2$Linux_X86_64 LibreOffice_project/20m0$Build-2</meta:generator>
    <meta:document-statistic meta:table-count="1" meta:image-count="0" meta:object-count="0" meta:page-count="5" meta:paragraph-count="95" meta:word-count="1629" meta:character-count="10777" meta:non-whitespace-character-count="9257"/>
  </office:meta>
</office:document-meta>
</file>